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B900000229D1E35F28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538cm" svg:height="16.559cm" svg:x="0.741cm" svg:y="1.141cm">
          <draw:image xlink:href="Pictures/10000001000003B900000229D1E35F2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2-17T10:32:31.444592587</dc:date>
    <meta:editing-duration>PT5M51S</meta:editing-duration>
    <meta:editing-cycles>8</meta:editing-cycles>
    <meta:generator>LibreOffice/24.8.3.2$MacOSX_AARCH64 LibreOffice_project/48a6bac9e7e268aeb4c3483fcf825c94556d9f92</meta:generator>
    <meta:document-statistic meta:object-count="1"/>
  </office:meta>
</office:document-meta>
</file>